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MultiMap.map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modifiableMulti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ultiMap.putAll( Map mapToCop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ultiMap.remove( Object key , Objec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ulti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Multi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MultiMap.decorate( Multi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modifiableMultiMap.UnmodifiableMultiMap( Multi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ulti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ulti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Multi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